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Wed Oct 25 14:29:47 2023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0403679<text:a xlink:href="http://services.wakegov.com/realestate/Account.asp?id=0403679" xlink:type="simple">0403679</text:a></text:p>
          </table:table-cell>
          <table:table-cell office:value-type="string" calcext:value-type="string">
            <text:p>photo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0403318<text:a xlink:href="http://services.wakegov.com/realestate/Account.asp?id=0403318" xlink:type="simple">0403318</text:a></text:p>
          </table:table-cell>
          <table:table-cell office:value-type="string" calcext:value-type="string">
            <text:p>photo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56<text:a xlink:href="http://services.wakegov.com/realestate/Account.asp?id=0403356" xlink:type="simple">0403356</text:a></text:p>
          </table:table-cell>
          <table:table-cell office:value-type="string" calcext:value-type="string">
            <text:p>photo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3<text:a xlink:href="http://services.wakegov.com/realestate/Account.asp?id=0403293" xlink:type="simple">0403293</text:a></text:p>
          </table:table-cell>
          <table:table-cell office:value-type="string" calcext:value-type="string">
            <text:p>photo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4<text:a xlink:href="http://services.wakegov.com/realestate/Account.asp?id=0403354" xlink:type="simple">0403354</text:a></text:p>
          </table:table-cell>
          <table:table-cell office:value-type="string" calcext:value-type="string">
            <text:p>photo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47020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11<text:a xlink:href="http://services.wakegov.com/realestate/Account.asp?id=0403311" xlink:type="simple">0403311</text:a></text:p>
          </table:table-cell>
          <table:table-cell office:value-type="string" calcext:value-type="string">
            <text:p>photo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35<text:a xlink:href="http://services.wakegov.com/realestate/Account.asp?id=0479635" xlink:type="simple">0479635</text:a></text:p>
          </table:table-cell>
          <table:table-cell office:value-type="string" calcext:value-type="string">
            <text:p>photo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0403322<text:a xlink:href="http://services.wakegov.com/realestate/Account.asp?id=0403322" xlink:type="simple">0403322</text:a></text:p>
          </table:table-cell>
          <table:table-cell office:value-type="string" calcext:value-type="string">
            <text:p>photo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0403316<text:a xlink:href="http://services.wakegov.com/realestate/Account.asp?id=0403316" xlink:type="simple">0403316</text:a></text:p>
          </table:table-cell>
          <table:table-cell office:value-type="string" calcext:value-type="string">
            <text:p>photo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0403317<text:a xlink:href="http://services.wakegov.com/realestate/Account.asp?id=0403317" xlink:type="simple">0403317</text:a></text:p>
          </table:table-cell>
          <table:table-cell office:value-type="string" calcext:value-type="string">
            <text:p>photo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1<text:a xlink:href="http://services.wakegov.com/realestate/Account.asp?id=0403291" xlink:type="simple">0403291</text:a></text:p>
          </table:table-cell>
          <table:table-cell office:value-type="string" calcext:value-type="string">
            <text:p>photo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80<text:a xlink:href="http://services.wakegov.com/realestate/Account.asp?id=0403680" xlink:type="simple">0403680</text:a></text:p>
          </table:table-cell>
          <table:table-cell office:value-type="string" calcext:value-type="string">
            <text:p>photo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5<text:a xlink:href="http://services.wakegov.com/realestate/Account.asp?id=0403355" xlink:type="simple">0403355</text:a></text:p>
          </table:table-cell>
          <table:table-cell office:value-type="string" calcext:value-type="string">
            <text:p>photo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3<text:a xlink:href="http://services.wakegov.com/realestate/Account.asp?id=0479643" xlink:type="simple">0479643</text:a></text:p>
          </table:table-cell>
          <table:table-cell office:value-type="string" calcext:value-type="string">
            <text:p>photo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0<text:a xlink:href="http://services.wakegov.com/realestate/Account.asp?id=0479610" xlink:type="simple">0479610</text:a></text:p>
          </table:table-cell>
          <table:table-cell office:value-type="string" calcext:value-type="string">
            <text:p>photo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16<text:a xlink:href="http://services.wakegov.com/realestate/Account.asp?id=0479616" xlink:type="simple">0479616</text:a></text:p>
          </table:table-cell>
          <table:table-cell office:value-type="string" calcext:value-type="string">
            <text:p>photo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5<text:a xlink:href="http://services.wakegov.com/realestate/Account.asp?id=0479645" xlink:type="simple">0479645</text:a></text:p>
          </table:table-cell>
          <table:table-cell office:value-type="string" calcext:value-type="string">
            <text:p>photo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18<text:a xlink:href="http://services.wakegov.com/realestate/Account.asp?id=0479618" xlink:type="simple">0479618</text:a></text:p>
          </table:table-cell>
          <table:table-cell office:value-type="string" calcext:value-type="string">
            <text:p>photo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53<text:a xlink:href="http://services.wakegov.com/realestate/Account.asp?id=0479653" xlink:type="simple">0479653</text:a></text:p>
          </table:table-cell>
          <table:table-cell office:value-type="string" calcext:value-type="string">
            <text:p>photo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0<text:a xlink:href="http://services.wakegov.com/realestate/Account.asp?id=0479650" xlink:type="simple">0479650</text:a></text:p>
          </table:table-cell>
          <table:table-cell office:value-type="string" calcext:value-type="string">
            <text:p>photo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1<text:a xlink:href="http://services.wakegov.com/realestate/Account.asp?id=0479651" xlink:type="simple">0479651</text:a></text:p>
          </table:table-cell>
          <table:table-cell office:value-type="string" calcext:value-type="string">
            <text:p>photo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4<text:a xlink:href="http://services.wakegov.com/realestate/Account.asp?id=0479604" xlink:type="simple">0479604</text:a></text:p>
          </table:table-cell>
          <table:table-cell office:value-type="string" calcext:value-type="string">
            <text:p>photo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0<text:a xlink:href="http://services.wakegov.com/realestate/Account.asp?id=0479640" xlink:type="simple">0479640</text:a></text:p>
          </table:table-cell>
          <table:table-cell office:value-type="string" calcext:value-type="string">
            <text:p>photo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6<text:a xlink:href="http://services.wakegov.com/realestate/Account.asp?id=0479646" xlink:type="simple">0479646</text:a></text:p>
          </table:table-cell>
          <table:table-cell office:value-type="string" calcext:value-type="string">
            <text:p>photo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0<text:a xlink:href="http://services.wakegov.com/realestate/Account.asp?id=0479630" xlink:type="simple">0479630</text:a></text:p>
          </table:table-cell>
          <table:table-cell office:value-type="string" calcext:value-type="string">
            <text:p>photo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7<text:a xlink:href="http://services.wakegov.com/realestate/Account.asp?id=0479637" xlink:type="simple">0479637</text:a></text:p>
          </table:table-cell>
          <table:table-cell office:value-type="string" calcext:value-type="string">
            <text:p>photo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31<text:a xlink:href="http://services.wakegov.com/realestate/Account.asp?id=0479631" xlink:type="simple">0479631</text:a></text:p>
          </table:table-cell>
          <table:table-cell office:value-type="string" calcext:value-type="string">
            <text:p>photo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2<text:a xlink:href="http://services.wakegov.com/realestate/Account.asp?id=0479612" xlink:type="simple">0479612</text:a></text:p>
          </table:table-cell>
          <table:table-cell office:value-type="string" calcext:value-type="string">
            <text:p>photo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07<text:a xlink:href="http://services.wakegov.com/realestate/Account.asp?id=0479607" xlink:type="simple">0479607</text:a></text:p>
          </table:table-cell>
          <table:table-cell office:value-type="string" calcext:value-type="string">
            <text:p>photo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2<text:a xlink:href="http://services.wakegov.com/realestate/Account.asp?id=0479622" xlink:type="simple">0479622</text:a></text:p>
          </table:table-cell>
          <table:table-cell office:value-type="string" calcext:value-type="string">
            <text:p>photo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6<text:a xlink:href="http://services.wakegov.com/realestate/Account.asp?id=0479626" xlink:type="simple">0479626</text:a></text:p>
          </table:table-cell>
          <table:table-cell office:value-type="string" calcext:value-type="string">
            <text:p>photo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0<text:a xlink:href="http://services.wakegov.com/realestate/Account.asp?id=0479620" xlink:type="simple">0479620</text:a></text:p>
          </table:table-cell>
          <table:table-cell office:value-type="string" calcext:value-type="string">
            <text:p>photo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9<text:a xlink:href="http://services.wakegov.com/realestate/Account.asp?id=0479619" xlink:type="simple">0479619</text:a></text:p>
          </table:table-cell>
          <table:table-cell office:value-type="string" calcext:value-type="string">
            <text:p>photo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3<text:a xlink:href="http://services.wakegov.com/realestate/Account.asp?id=0479623" xlink:type="simple">0479623</text:a></text:p>
          </table:table-cell>
          <table:table-cell office:value-type="string" calcext:value-type="string">
            <text:p>photo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15<text:a xlink:href="http://services.wakegov.com/realestate/Account.asp?id=0479615" xlink:type="simple">0479615</text:a></text:p>
          </table:table-cell>
          <table:table-cell office:value-type="string" calcext:value-type="string">
            <text:p>photo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7<text:a xlink:href="http://services.wakegov.com/realestate/Account.asp?id=0479627" xlink:type="simple">0479627</text:a></text:p>
          </table:table-cell>
          <table:table-cell office:value-type="string" calcext:value-type="string">
            <text:p>photo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1<text:a xlink:href="http://services.wakegov.com/realestate/Account.asp?id=0479601" xlink:type="simple">0479601</text:a></text:p>
          </table:table-cell>
          <table:table-cell office:value-type="string" calcext:value-type="string">
            <text:p>photo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2<text:a xlink:href="http://services.wakegov.com/realestate/Account.asp?id=0479602" xlink:type="simple">0479602</text:a></text:p>
          </table:table-cell>
          <table:table-cell office:value-type="string" calcext:value-type="string">
            <text:p>photo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4<text:a xlink:href="http://services.wakegov.com/realestate/Account.asp?id=0479624" xlink:type="simple">0479624</text:a></text:p>
          </table:table-cell>
          <table:table-cell office:value-type="string" calcext:value-type="string">
            <text:p>photo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0403326<text:a xlink:href="http://services.wakegov.com/realestate/Account.asp?id=0403326" xlink:type="simple">0403326</text:a></text:p>
          </table:table-cell>
          <table:table-cell office:value-type="string" calcext:value-type="string">
            <text:p>photo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308<text:a xlink:href="http://services.wakegov.com/realestate/Account.asp?id=0403308" xlink:type="simple">0403308</text:a></text:p>
          </table:table-cell>
          <table:table-cell office:value-type="string" calcext:value-type="string">
            <text:p>photo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69<text:a xlink:href="http://services.wakegov.com/realestate/Account.asp?id=0403369" xlink:type="simple">0403369</text:a></text:p>
          </table:table-cell>
          <table:table-cell office:value-type="string" calcext:value-type="string">
            <text:p>photo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0403325<text:a xlink:href="http://services.wakegov.com/realestate/Account.asp?id=0403325" xlink:type="simple">0403325</text:a></text:p>
          </table:table-cell>
          <table:table-cell office:value-type="string" calcext:value-type="string">
            <text:p>photo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314<text:a xlink:href="http://services.wakegov.com/realestate/Account.asp?id=0403314" xlink:type="simple">0403314</text:a></text:p>
          </table:table-cell>
          <table:table-cell office:value-type="string" calcext:value-type="string">
            <text:p>photo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02<text:a xlink:href="http://services.wakegov.com/realestate/Account.asp?id=0461502" xlink:type="simple">0461502</text:a></text:p>
          </table:table-cell>
          <table:table-cell office:value-type="string" calcext:value-type="string">
            <text:p>photo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0403320<text:a xlink:href="http://services.wakegov.com/realestate/Account.asp?id=0403320" xlink:type="simple">0403320</text:a></text:p>
          </table:table-cell>
          <table:table-cell office:value-type="string" calcext:value-type="string">
            <text:p>photo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67<text:a xlink:href="http://services.wakegov.com/realestate/Account.asp?id=0403367" xlink:type="simple">0403367</text:a></text:p>
          </table:table-cell>
          <table:table-cell office:value-type="string" calcext:value-type="string">
            <text:p>photo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0403324<text:a xlink:href="http://services.wakegov.com/realestate/Account.asp?id=0403324" xlink:type="simple">0403324</text:a></text:p>
          </table:table-cell>
          <table:table-cell office:value-type="string" calcext:value-type="string">
            <text:p>photo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310<text:a xlink:href="http://services.wakegov.com/realestate/Account.asp?id=0403310" xlink:type="simple">0403310</text:a></text:p>
          </table:table-cell>
          <table:table-cell office:value-type="string" calcext:value-type="string">
            <text:p>photo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2<text:a xlink:href="http://services.wakegov.com/realestate/Account.asp?id=0403302" xlink:type="simple">0403302</text:a></text:p>
          </table:table-cell>
          <table:table-cell office:value-type="string" calcext:value-type="string">
            <text:p>photo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0<text:a xlink:href="http://services.wakegov.com/realestate/Account.asp?id=0403290" xlink:type="simple">0403290</text:a></text:p>
          </table:table-cell>
          <table:table-cell office:value-type="string" calcext:value-type="string">
            <text:p>photo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0403323<text:a xlink:href="http://services.wakegov.com/realestate/Account.asp?id=0403323" xlink:type="simple">0403323</text:a></text:p>
          </table:table-cell>
          <table:table-cell office:value-type="string" calcext:value-type="string">
            <text:p>photo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0403319<text:a xlink:href="http://services.wakegov.com/realestate/Account.asp?id=0403319" xlink:type="simple">0403319</text:a></text:p>
          </table:table-cell>
          <table:table-cell office:value-type="string" calcext:value-type="string">
            <text:p>photo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1<text:a xlink:href="http://services.wakegov.com/realestate/Account.asp?id=0403261" xlink:type="simple">0403261</text:a></text:p>
          </table:table-cell>
          <table:table-cell office:value-type="string" calcext:value-type="string">
            <text:p>photo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357<text:a xlink:href="http://services.wakegov.com/realestate/Account.asp?id=0403357" xlink:type="simple">0403357</text:a></text:p>
          </table:table-cell>
          <table:table-cell office:value-type="string" calcext:value-type="string">
            <text:p>photo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2<text:a xlink:href="http://services.wakegov.com/realestate/Account.asp?id=0403682" xlink:type="simple">0403682</text:a></text:p>
          </table:table-cell>
          <table:table-cell office:value-type="string" calcext:value-type="string">
            <text:p>photo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0403321<text:a xlink:href="http://services.wakegov.com/realestate/Account.asp?id=0403321" xlink:type="simple">0403321</text:a></text:p>
          </table:table-cell>
          <table:table-cell office:value-type="string" calcext:value-type="string">
            <text:p>photo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406<text:a xlink:href="http://services.wakegov.com/realestate/Account.asp?id=0403406" xlink:type="simple">0403406</text:a></text:p>
          </table:table-cell>
          <table:table-cell office:value-type="string" calcext:value-type="string">
            <text:p>photo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299<text:a xlink:href="http://services.wakegov.com/realestate/Account.asp?id=0403299" xlink:type="simple">0403299</text:a></text:p>
          </table:table-cell>
          <table:table-cell office:value-type="string" calcext:value-type="string">
            <text:p>photo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306<text:a xlink:href="http://services.wakegov.com/realestate/Account.asp?id=0403306" xlink:type="simple">0403306</text:a></text:p>
          </table:table-cell>
          <table:table-cell office:value-type="string" calcext:value-type="string">
            <text:p>photo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7<text:a xlink:href="http://services.wakegov.com/realestate/Account.asp?id=0403307" xlink:type="simple">0403307</text:a></text:p>
          </table:table-cell>
          <table:table-cell office:value-type="string" calcext:value-type="string">
            <text:p>photo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4:47:50.786493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10-25T14:49:52.018470818</dc:date>
    <meta:editing-duration>PT3H35M25S</meta:editing-duration>
    <meta:editing-cycles>35</meta:editing-cycles>
    <meta:generator>LibreOffice/7.6.2.1$Linux_X86_64 LibreOffice_project/60$Build-1</meta:generator>
    <meta:document-statistic meta:table-count="2" meta:cell-count="3672" meta:object-count="1"/>
  </office:meta>
</office:document-meta>
</file>